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19B9A0A22442C52828.png" manifest:media-type="image/png"/>
  <manifest:file-entry manifest:full-path="Pictures/100000000000012C000000ABB86330B0BE587878.png" manifest:media-type="image/png"/>
  <manifest:file-entry manifest:full-path="Pictures/10000000000002A800000124A94A301C78EA59CA.png" manifest:media-type="image/png"/>
  <manifest:file-entry manifest:full-path="Pictures/100000000000020D000000DEBDF1483D3DD62BD5.png" manifest:media-type="image/png"/>
  <manifest:file-entry manifest:full-path="Pictures/10000000000000770000004D9D5F96F137B22C8A.png" manifest:media-type="image/png"/>
  <manifest:file-entry manifest:full-path="Pictures/10000000000000A3000000CC8524D04381F7B259.png" manifest:media-type="image/png"/>
  <manifest:file-entry manifest:full-path="Pictures/1000000000000281000001A553E1E1310A155EAD.png" manifest:media-type="image/png"/>
  <manifest:file-entry manifest:full-path="Pictures/10000000000000C0000000539CD9C5DD23E2FD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fill="solid" draw:fill-color="#ed1c24"/>
    </style:style>
    <style:style style:name="gr7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4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28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29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30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1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2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3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4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5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6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7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8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9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solid" draw:fill-color="#66cc00" fo:min-height="10.02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loext:graphic-properties draw:fill-color="#ffffff" draw:secondary-fill-color="#0066b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solid" draw:fill-color="#2a6099"/>
      <style:paragraph-properties fo:text-align="center"/>
    </style:style>
    <style:style style:name="P19" style:family="paragraph">
      <loext:graphic-properties draw:fill="solid" draw:fill-color="#ff0000" draw:opacity="50%"/>
      <style:paragraph-properties fo:text-align="center"/>
    </style:style>
    <style:style style:name="P20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5" style:family="text">
      <style:text-properties fo:font-size="1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8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9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500 Duo</text:span></text:p>
          </draw:text-box>
        </draw:frame>
        <draw:custom-shape draw:style-name="gr2" draw:text-style-name="P2" draw:layer="layout" svg:width="20.894cm" svg:height="3.75cm" svg:x="1.233cm" svg:y="5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cm" svg:height="1cm" svg:x="15.21cm" svg:y="6.412cm">
          <text:p text:style-name="P3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16.456cm" svg:y="6.489cm">
          <text:p text:style-name="P3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17.797cm" svg:y="6.758cm">
          <text:p text:style-name="P3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6" draw:layer="layout"/>
          </dr3d:scene>
          <draw:custom-shape draw:style-name="gr7" draw:text-style-name="P5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draw:layer="layout" svg:width="1cm" svg:height="1cm" svg:x="18.946cm" svg:y="7.359cm">
          <text:p text:style-name="P3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21.91cm" svg:y="1.766cm">
          <text:p text:style-name="P3"><text:span text:style-name="T3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20.289cm" svg:y="1.794cm">
          <text:p text:style-name="P3"><text:span text:style-name="T3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23.681cm" svg:y="1.739cm">
          <text:p text:style-name="P3"><text:span text:style-name="T3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draw:layer="layout" svg:width="1.5cm" svg:height="3cm" svg:x="13.0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" svg:width="1.5cm" svg:height="1.5cm" svg:x="13.0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6" draw:layer="layout"/>
          </dr3d:scene>
          <draw:custom-shape draw:style-name="gr7" draw:text-style-name="P5" draw:layer="layout" svg:width="0.192cm" svg:height="0.192cm" svg:x="13.2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92cm" svg:height="0.192cm" svg:x="14.1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92cm" svg:height="0.192cm" svg:x="14.1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192cm" svg:height="0.192cm" svg:x="13.2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4" draw:layer="layout" svg:width="1cm" svg:height="1cm" svg:x="4.784cm" svg:y="6.332cm">
          <text:p text:style-name="P3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6.03cm" svg:y="6.409cm">
          <text:p text:style-name="P3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7.371cm" svg:y="6.678cm">
          <text:p text:style-name="P3"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8.52cm" svg:y="7.279cm">
          <text:p text:style-name="P3"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8.621cm" svg:y="5.445cm">
          <text:p text:style-name="P3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9.867cm" svg:y="5.445cm">
          <text:p text:style-name="P3"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18.95cm" svg:y="5.522cm">
          <text:p text:style-name="P3"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cm" svg:height="1cm" svg:x="20.196cm" svg:y="5.522cm">
          <text:p text:style-name="P3"><text:span text:style-name="T2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0.75cm" svg:height="4.5cm" svg:x="17.314cm" svg:y="13.248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5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5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4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4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4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5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5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5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5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5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6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8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BDF1483D3DD62BD5.png" xlink:type="simple" xlink:show="embed" xlink:actuate="onLoad" loext:mime-type="image/png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B86330B0BE587878.png" xlink:type="simple" xlink:show="embed" xlink:actuate="onLoad" loext:mime-type="image/png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B9A0A22442C52828.png" xlink:type="simple" xlink:show="embed" xlink:actuate="onLoad" loext:mime-type="image/png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8524D04381F7B259.png" xlink:type="simple" xlink:show="embed" xlink:actuate="onLoad" loext:mime-type="image/png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9D5F96F137B22C8A.png" xlink:type="simple" xlink:show="embed" xlink:actuate="onLoad" loext:mime-type="image/png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6" draw:layer="layout"/>
            </dr3d:scene>
            <draw:custom-shape draw:style-name="gr7" draw:text-style-name="P5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1.4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3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2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1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998cm" svg:y="3.501cm">
          <text:p text:style-name="P3"><text:span text:style-name="T6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6.483cm" svg:y="9.006cm">
          <text:p text:style-name="P3"><text:span text:style-name="T5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1145.9074733096 -38055.89307411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15.353cm" svg:y="9.153cm">
          <text:p text:style-name="P7"><text:span text:style-name="T4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8506.84931506849 -52351.49786019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4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7964.38356164384 -14119.14893617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4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726.47058823529 -34396.981132075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5" draw:layer="layout" svg:width="0.75cm" svg:height="0.75cm" svg:x="25.207cm" svg:y="3.562cm">
          <text:p text:style-name="P7"><text:span text:style-name="T8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19.366cm" svg:y="3.586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7160.0532623169 -27035.95206391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7.402cm" svg:y="4.069cm">
          <text:p text:style-name="P7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6076.1651131824 49815.179760319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3cm" svg:y="4.044cm">
          <text:p text:style-name="P7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1233.5552596538 46852.72969374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connector draw:style-name="gr24" draw:text-style-name="P17" draw:layer="layout" svg:x1="27.324cm" svg:y1="16.153cm" svg:x2="25.368cm" svg:y2="8.651cm" draw:start-shape="id1" draw:start-glue-point="10" draw:end-shape="id2" draw:end-glue-point="2" svg:d="M27324 16153h501v-4192h-2457v-3310" svg:viewBox="0 0 2458 7503">
          <text:p/>
        </draw:connector>
        <draw:frame draw:style-name="gr1" draw:text-style-name="P1" draw:layer="layout" svg:width="13.543cm" svg:height="1.532cm" svg:x="1.037cm" svg:y="1cm">
          <draw:text-box>
            <text:p><text:span text:style-name="T1">Keyboard Layouts Pandora</text:span></text:p>
          </draw:text-box>
        </draw:frame>
        <draw:frame draw:style-name="gr25" draw:text-style-name="P6" draw:layer="layout" svg:width="15.838cm" svg:height="10.402cm" draw:transform="skewX (0.000174532925199433) rotate (1.5702727280193) translate (2.18cm 18.458cm)">
          <draw:image xlink:href="Pictures/1000000000000281000001A553E1E1310A155EAD.png" xlink:type="simple" xlink:show="embed" xlink:actuate="onLoad" loext:mime-type="image/png">
            <text:p/>
          </draw:image>
        </draw:frame>
        <draw:custom-shape draw:style-name="gr26" draw:text-style-name="P18" xml:id="id3" draw:id="id3" draw:layer="layout" svg:width="1.846cm" svg:height="1.759cm" svg:x="25.478cm" svg:y="17.741cm">
          <text:p text:style-name="P3">pa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7" draw:layer="layout" draw:line-skew="0cm -2.106cm" svg:x1="26.401cm" svg:y1="19.5cm" svg:x2="12.421cm" svg:y2="16.469cm" draw:start-shape="id3" draw:start-glue-point="8" draw:end-shape="id4" draw:end-glue-point="1" svg:d="M26401 19500v500h-9557v-3531h-4423" svg:viewBox="0 0 13981 3532">
          <text:p/>
        </draw:connector>
        <draw:connector draw:style-name="gr24" draw:text-style-name="P17" draw:layer="layout" svg:x1="27.324cm" svg:y1="18.621cm" svg:x2="27.324cm" svg:y2="16.153cm" draw:start-shape="id3" draw:start-glue-point="10" draw:end-shape="id1" draw:end-glue-point="10" svg:d="M27324 18621h501v-2468h-501" svg:viewBox="0 0 502 2469">
          <text:p/>
        </draw:connector>
        <draw:connector draw:style-name="gr28" draw:text-style-name="P17" draw:layer="layout" draw:line-skew="-1.239cm" svg:x1="12.403cm" svg:y1="15.782cm" svg:x2="25.478cm" svg:y2="18.621cm" draw:start-shape="id5" draw:start-glue-point="1" draw:end-shape="id3" draw:end-glue-point="6" svg:d="M12403 15782h5299v2839h7776" svg:viewBox="0 0 13076 2840">
          <text:p/>
        </draw:connector>
        <draw:custom-shape draw:style-name="gr27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5" draw:id="id5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24" draw:text-style-name="P17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30" draw:text-style-name="P17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31" draw:text-style-name="P17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32" draw:text-style-name="P17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33" draw:text-style-name="P17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34" draw:text-style-name="P17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28" draw:text-style-name="P17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35" draw:text-style-name="P17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36" draw:text-style-name="P17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37" draw:text-style-name="P17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38" draw:text-style-name="P17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26" draw:text-style-name="P18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39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6" draw:layer="layout"/>
          </dr3d:scene>
          <draw:custom-shape draw:style-name="gr7" draw:text-style-name="P5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24" draw:text-style-name="P17" draw:layer="layout" svg:x1="24.375cm" svg:y1="6.602cm" svg:x2="22.616cm" svg:y2="6.595cm" draw:start-shape="id27" draw:end-shape="id9" draw:end-glue-point="10" svg:d="M24375 6602h-880v-7h-879" svg:viewBox="0 0 1760 8">
          <text:p/>
        </draw:connector>
        <draw:frame draw:style-name="gr25" draw:text-style-name="P6" draw:layer="layout" svg:width="4.003cm" svg:height="1.73cm" svg:x="12.507cm" svg:y="18.27cm">
          <draw:image xlink:href="Pictures/10000000000000C0000000539CD9C5DD23E2FD3E.png" xlink:type="simple" xlink:show="embed" xlink:actuate="onLoad" loext:mime-type="image/png">
            <text:p/>
          </draw:image>
        </draw:frame>
        <draw:frame draw:style-name="gr9" draw:text-style-name="P6" draw:layer="layout" svg:width="7.528cm" svg:height="3.366cm" svg:x="21.172cm" svg:y="1cm">
          <draw:image xlink:href="Pictures/100000000000020D000000DEBDF1483D3DD62BD5.png" xlink:type="simple" xlink:show="embed" xlink:actuate="onLoad" loext:mime-type="image/png">
            <text:p/>
          </draw:image>
        </draw:frame>
      </draw:page>
      <draw:page draw:name="page3" draw:style-name="dp1" draw:master-page-name="Standard">
        <draw:frame draw:style-name="gr41" draw:text-style-name="P20" draw:layer="layout" svg:width="21.223cm" svg:height="10.27cm" svg:x="5.109cm" svg:y="5.478cm">
          <draw:text-box>
            <text:p text:style-name="P3"><text:span text:style-name="T9"/></text:p>
            <text:p text:style-name="P3"><text:span text:style-name="T9">APPENDI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2.5.2$Windows_X86_64 LibreOffice_project/1ec314fa52f458adc18c4f025c545a4e8b22c159</meta:generator>
    <meta:editing-duration>PT12H20M34S</meta:editing-duration>
    <meta:editing-cycles>21</meta:editing-cycles>
    <dc:date>2019-12-03T09:40:39.551000000</dc:date>
    <meta:print-date>2019-06-12T15:58:42.45</meta:print-date>
    <meta:document-statistic meta:object-count="141"/>
  </office:meta>
</office:document-meta>
</file>